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1d16d" officeooo:paragraph-rsid="0001d1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Deirdre17’s first git projec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6T17:02:46.107859223</dc:date>
    <meta:editing-duration>PT3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6" meta:character-count="38" meta:non-whitespace-character-count="33"/>
  </office:meta>
</office:document-meta>
</file>